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in" fo:margin-bottom="0in" style:contextual-spacing="false" fo:orphans="2" fo:widows="2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helvetica neue" fo:font-size="15.75pt" fo:letter-spacing="normal" fo:font-style="normal" fo:font-weight="normal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Standard">
      <style:paragraph-properties fo:margin-top="0in" fo:margin-bottom="0.1965in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text-transform="lowercase" fo:color="#222222" loext:opacity="100%" style:font-name="Consolas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102in" fo:margin-right="0.0102in" fo:margin-top="0.0102in" fo:margin-bottom="0.0102in" style:contextual-spacing="false" fo:line-height="110%" fo:orphans="2" fo:widows="2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style:font-name="times new roman" fo:font-size="12.75pt"/>
    </style:style>
    <style:style style:name="T2" style:family="text">
      <style:text-properties style:font-name="times new roman" fo:font-size="12.75pt" fo:font-style="italic"/>
    </style:style>
    <style:style style:name="T3" style:family="text">
      <style:text-properties style:font-name="times new roman" fo:font-size="9.75pt"/>
    </style:style>
    <style:style style:name="T4" style:family="text">
      <style:text-properties style:font-name="times new roman" fo:font-size="9.75pt" fo:font-style="itali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. Next Round</text:p>
      <text:p text:style-name="P4">time limit per test</text:p>
      <text:p text:style-name="P5">3 seconds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"Contestant who earns a score equal to or greater than the <text:span text:style-name="T2">k</text:span>-th place finisher's score will advance to the next round, as long as the contestant earns a positive score..." — an excerpt from contest rules.</text:p>
      <text:p text:style-name="P7">A total of <text:span text:style-name="T2">n</text:span> participants took part in the contest (<text:span text:style-name="T2">n</text:span><text:span text:style-name="T1"> ≥ </text:span><text:span text:style-name="T2">k</text:span>), and you already know their scores. Calculate how many participants will advance to the next round.</text:p>
      <text:p text:style-name="P9">Input</text:p>
      <text:p text:style-name="P7">The first line of the input contains two integers <text:span text:style-name="T2">n</text:span> and <text:span text:style-name="T2">k</text:span> (<text:span text:style-name="T1">1 ≤ </text:span><text:span text:style-name="T2">k</text:span><text:span text:style-name="T1"> ≤ </text:span><text:span text:style-name="T2">n</text:span><text:span text:style-name="T1"> ≤ 50</text:span>) separated by a single space.</text:p>
      <text:p text:style-name="P7">The second line contains <text:span text:style-name="T2">n</text:span> space-separated integers <text:span text:style-name="T2">a</text:span><text:span text:style-name="T3">1</text:span><text:span text:style-name="T1">, </text:span><text:span text:style-name="T2">a</text:span><text:span text:style-name="T3">2</text:span><text:span text:style-name="T1">, ..., </text:span><text:span text:style-name="T2">a</text:span><text:span text:style-name="T4">n</text:span> (<text:span text:style-name="T1">0 ≤ </text:span><text:span text:style-name="T2">a</text:span><text:span text:style-name="T4">i</text:span><text:span text:style-name="T1"> ≤ 100</text:span>), where <text:span text:style-name="T2">a</text:span><text:span text:style-name="T4">i</text:span> is the score earned by the participant who got the <text:span text:style-name="T2">i</text:span>-th place. The given sequence is non-increasing (that is, for all <text:span text:style-name="T2">i</text:span> from <text:span text:style-name="T1">1</text:span> to <text:span text:style-name="T2">n</text:span><text:span text:style-name="T1"> - 1</text:span> the following condition is fulfilled: <text:span text:style-name="T2">a</text:span><text:span text:style-name="T4">i</text:span><text:span text:style-name="T1"> ≥ </text:span><text:span text:style-name="T2">a</text:span><text:span text:style-name="T4">i</text:span><text:span text:style-name="T3"> + 1</text:span>).</text:p>
      <text:p text:style-name="P9">Output</text:p>
      <text:p text:style-name="P7">Output the number of participants who advance to the next round.</text:p>
      <text:p text:style-name="P8">Examples</text:p>
      <text:p text:style-name="P10">input</text:p>
      <text:section text:style-name="Sect1" text:name="id007208816448130586">
        <text:p text:style-name="P11">Copy</text:p>
      </text:section>
      <text:p text:style-name="P1"><text:bookmark text:name="id00755982793664316"/>8 5</text:p>
      <text:p text:style-name="P2">10 9 8 7 7 7 5 5</text:p>
      <text:p text:style-name="P10">output</text:p>
      <text:section text:style-name="Sect1" text:name="id008445195546259452">
        <text:p text:style-name="P11">Copy</text:p>
      </text:section>
      <text:p text:style-name="P1"><text:bookmark text:name="id0011426119704925886"/>6</text:p>
      <text:p text:style-name="P10">input</text:p>
      <text:section text:style-name="Sect1" text:name="id005997334336199591">
        <text:p text:style-name="P11">Copy</text:p>
      </text:section>
      <text:p text:style-name="P1"><text:bookmark text:name="id009233665657592731"/>4 2</text:p>
      <text:p text:style-name="P2">0 0 0 0</text:p>
      <text:p text:style-name="P10">output</text:p>
      <text:section text:style-name="Sect1" text:name="id008425617401698084">
        <text:p text:style-name="P11">Copy</text:p>
      </text:section>
      <text:p text:style-name="P1"><text:bookmark text:name="id0041130877874516525"/>0</text:p>
      <text:p text:style-name="P9">Note</text:p>
      <text:p text:style-name="P7">In the first example the participant on the 5th place earned 7 points. As the participant on the 6th place also earned 7 points, there are 6 advancers.</text:p>
      <text:p text:style-name="P7">In the second example nobody got a positive scor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09T19:52:29.539351305</dc:date>
    <meta:editing-duration>PT10S</meta:editing-duration>
    <meta:editing-cycles>1</meta:editing-cycles>
    <meta:document-statistic meta:table-count="0" meta:image-count="0" meta:object-count="0" meta:page-count="1" meta:paragraph-count="34" meta:word-count="243" meta:character-count="1217" meta:non-whitespace-character-count="1007"/>
  </office:meta>
</office:document-meta>
</file>